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Neue-Light" svg:font-family="HelveticaNeue-Light, 'Helvetica Neue Light', 'Helvetica Neue', Helvetica, Arial, 'Lucida Grande', sans-serif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fo:font-variant="normal" fo:text-transform="none" fo:color="#212529" style:font-name="Liberation Sans" fo:font-size="12pt" fo:letter-spacing="normal" fo:font-style="normal" fo:font-weight="bold" officeooo:paragraph-rsid="0019c928" style:font-size-asian="12pt" style:font-weight-asian="bold" style:font-size-complex="12pt" style:font-weight-complex="bold"/>
    </style:style>
    <style:style style:name="P2" style:family="paragraph" style:parent-style-name="Heading_20_3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1ba3fb"/>
    </style:style>
    <style:style style:name="P3" style:family="paragraph" style:parent-style-name="Heading_20_3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style:font-name="Liberation Sans" officeooo:paragraph-rsid="001ba3fb"/>
    </style:style>
    <style:style style:name="P4" style:family="paragraph" style:parent-style-name="Standard">
      <style:paragraph-properties fo:text-align="justify" style:justify-single-word="false"/>
      <style:text-properties officeooo:paragraph-rsid="001900db"/>
    </style:style>
    <style:style style:name="P5" style:family="paragraph" style:parent-style-name="Standard">
      <style:paragraph-properties fo:text-align="justify" style:justify-single-word="false"/>
      <style:text-properties officeooo:paragraph-rsid="0019c928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212529" style:font-name="apple-system" fo:font-size="10.5pt" fo:letter-spacing="normal" fo:font-style="normal" fo:font-weight="bold" officeooo:paragraph-rsid="001900d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212529" style:font-name="Liberation Sans" fo:font-size="10.5pt" fo:letter-spacing="normal" fo:font-style="normal" fo:font-weight="normal" officeooo:rsid="0019c928" officeooo:paragraph-rsid="0019c928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officeooo:paragraph-rsid="0019c928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0.5pt" officeooo:paragraph-rsid="001bad4d" style:font-size-asian="10.5pt" style:font-size-complex="10.5pt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212529" style:font-name="apple-system" fo:font-size="10.5pt" fo:letter-spacing="normal" fo:font-style="normal" fo:font-weight="bold" officeooo:paragraph-rsid="0019c928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212529" style:font-name="Liberation Sans" fo:font-size="10.5pt" fo:letter-spacing="normal" fo:font-style="normal" fo:font-weight="bold" officeooo:paragraph-rsid="0019c928" style:font-size-asian="10.5pt" style:font-size-complex="10.5pt"/>
    </style:style>
    <style:style style:name="P12" style:family="paragraph" style:parent-style-name="Text_20_body">
      <style:paragraph-properties fo:text-align="justify" style:justify-single-word="false"/>
      <style:text-properties officeooo:paragraph-rsid="001900db"/>
    </style:style>
    <style:style style:name="P13" style:family="paragraph" style:parent-style-name="Text_20_body">
      <style:paragraph-properties fo:text-align="justify" style:justify-single-word="false"/>
      <style:text-properties style:font-name="Liberation Sans" fo:font-size="12pt" officeooo:paragraph-rsid="001900db" style:font-size-asian="12pt" style:font-size-complex="12pt"/>
    </style:style>
    <style:style style:name="P14" style:family="paragraph" style:parent-style-name="Text_20_body">
      <style:text-properties officeooo:paragraph-rsid="001bad4d"/>
    </style:style>
    <style:style style:name="P15" style:family="paragraph" style:parent-style-name="Text_20_body">
      <style:text-properties fo:font-size="11pt" fo:font-weight="bold" officeooo:paragraph-rsid="001bad4d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1a3ff4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1ba3fb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style:font-name="Liberation Sans" officeooo:paragraph-rsid="001a3ff4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style:font-name="Liberation Sans" fo:font-size="10pt" officeooo:paragraph-rsid="001ba3fb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style:font-name="Liberation Sans" fo:font-size="10.5pt" officeooo:paragraph-rsid="0019c928" style:font-size-asian="10.5pt" style:font-size-complex="10.5pt"/>
    </style:style>
    <style:style style:name="T1" style:family="text">
      <style:text-properties fo:font-variant="normal" fo:text-transform="none" fo:color="#000000" fo:letter-spacing="normal" fo:font-style="normal" fo:font-weight="bold" officeooo:rsid="001900db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normal" fo:font-weight="normal" officeooo:rsid="001900db" style:font-weight-asian="bold" style:font-weight-complex="bold"/>
    </style:style>
    <style:style style:name="T3" style:family="text">
      <style:text-properties fo:font-variant="normal" fo:text-transform="none" fo:color="#000000" style:font-name="Liberation Sans" fo:font-size="10.5pt" fo:letter-spacing="normal" fo:font-style="normal" fo:font-weight="bold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fo:color="#000000" style:font-name="Liberation Sans" fo:font-size="10.5pt" fo:letter-spacing="normal" fo:font-style="normal" fo:font-weight="bold" officeooo:rsid="001a3ff4" style:font-size-asian="10.5pt" style:font-weight-asian="bold" style:font-size-complex="10.5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fo:font-weight="normal" officeooo:rsid="001ba3fb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fo:font-weight="normal" officeooo:rsid="001ba3fb" style:text-blinking="false" fo:background-color="#ffffff" loext:char-shading-value="0" style:font-size-asian="10.5pt" style:font-size-complex="10.5pt"/>
    </style:style>
    <style:style style:name="T7" style:family="text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fo:font-weight="normal" officeooo:rsid="001bad4d" style:text-blinking="false" fo:background-color="#ffffff" loext:char-shading-value="0" style:font-size-asian="10.5pt" style:font-size-complex="10.5pt"/>
    </style:style>
    <style:style style:name="T8" style:family="text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fo:font-weight="normal" style:text-blinking="false" fo:background-color="transparent" loext:char-shading-value="0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fo:font-weight="normal" officeooo:rsid="0019c928" style:text-blinking="false" fo:background-color="transparent" loext:char-shading-value="0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fo:font-weight="normal" style:text-blinking="false" fo:background-color="transparent" loext:char-shading-value="0" style:font-size-asian="10.5pt" style:font-size-complex="10.5pt"/>
    </style:style>
    <style:style style:name="T11" style:family="text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fo:font-weight="bold" style:text-blinking="false" fo:background-color="#ffffff" loext:char-shading-value="0" style:font-size-asian="10.5pt" style:font-weight-asian="bold" style:font-size-complex="10.5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fo:font-weight="bold" style:text-blinking="false" fo:background-color="transparent" loext:char-shading-value="0" style:font-size-asian="10.5pt" style:font-weight-asian="bold" style:font-size-complex="10.5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fo:font-weight="bold" style:text-blinking="false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officeooo:rsid="001ba3fb" style:text-blinking="false" fo:background-color="#ffffff" loext:char-shading-value="0" style:font-size-asian="10.5pt" style:font-size-complex="10.5pt"/>
    </style:style>
    <style:style style:name="T15" style:family="text">
      <style:text-properties fo:font-variant="normal" fo:text-transform="none" fo:color="#000000" style:text-line-through-style="none" style:text-line-through-type="none" style:font-name="Liberation Sans" fo:font-size="10.5pt" fo:letter-spacing="normal" fo:font-style="normal" style:text-underline-style="none" officeooo:rsid="001bad4d" style:text-blinking="false" fo:background-color="#ffffff" loext:char-shading-value="0" style:font-size-asian="10.5pt" style:font-size-complex="10.5pt"/>
    </style:style>
    <style:style style:name="T16" style:family="text">
      <style:text-properties fo:font-variant="normal" fo:text-transform="none" fo:color="#000000" style:text-line-through-style="none" style:text-line-through-type="none" style:font-name="Liberation Sans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Liberation Sans" fo:letter-spacing="normal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Liberation Sans" fo:letter-spacing="normal" fo:font-style="normal" style:text-underline-style="none" fo:font-weight="normal" officeooo:rsid="001ba3fb" style:text-blinking="false" fo:background-color="#ffffff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iberation Sans" fo:letter-spacing="normal" fo:font-style="normal" style:text-underline-style="none" officeooo:rsid="001ba3fb" style:text-blinking="false" fo:background-color="#ffffff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Liberation Sans" fo:letter-spacing="normal" fo:font-style="normal" style:text-underline-style="none" officeooo:rsid="001bad4d" style:text-blinking="false" fo:background-color="#ffffff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Liberation Sans" fo:font-size="11pt" fo:letter-spacing="normal" fo:font-style="normal" style:text-underline-style="none" fo:font-weight="bold" style:text-blinking="false" fo:background-color="transparent" loext:char-shading-value="0" style:font-size-asian="11pt" style:font-weight-asian="bold" style:font-size-complex="11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Liberation Sans" fo:font-size="11pt" fo:letter-spacing="normal" fo:font-style="normal" style:text-underline-style="none" fo:font-weight="bold" style:text-blinking="false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ba3fb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ba3fb" style:text-blinking="false" fo:background-color="#ffffff" loext:char-shading-value="0"/>
    </style:style>
    <style:style style:name="T25" style:family="text">
      <style:text-properties fo:font-variant="normal" fo:text-transform="none" fo:color="#212529" style:font-name="apple-system" fo:font-size="10.5pt" fo:letter-spacing="normal" fo:font-style="normal" fo:font-weight="normal"/>
    </style:style>
    <style:style style:name="T26" style:family="text">
      <style:text-properties fo:font-variant="normal" fo:text-transform="none" fo:color="#212529" style:font-name="apple-system" fo:font-size="10.5pt" fo:letter-spacing="normal" fo:font-style="normal" fo:font-weight="normal" style:font-size-asian="10.5pt" style:font-size-complex="10.5pt"/>
    </style:style>
    <style:style style:name="T27" style:family="text">
      <style:text-properties fo:font-variant="normal" fo:text-transform="none" fo:color="#212529" style:font-name="apple-system" fo:font-size="10.5pt" fo:letter-spacing="normal" fo:font-style="normal" fo:font-weight="normal" officeooo:rsid="001bad4d"/>
    </style:style>
    <style:style style:name="T28" style:family="text">
      <style:text-properties fo:font-variant="normal" fo:text-transform="none" fo:color="#212529" style:font-name="apple-system" fo:font-size="10.5pt" fo:letter-spacing="normal" fo:font-style="normal" fo:font-weight="bold"/>
    </style:style>
    <style:style style:name="T29" style:family="text">
      <style:text-properties fo:font-variant="normal" fo:text-transform="none" fo:color="#212529" style:font-name="apple-system" fo:font-size="10.5pt" fo:letter-spacing="normal" fo:font-style="normal" fo:font-weight="bold" style:font-size-asian="10.5pt" style:font-size-complex="10.5pt"/>
    </style:style>
    <style:style style:name="T30" style:family="text">
      <style:text-properties fo:font-variant="normal" fo:text-transform="none" fo:color="#212529" style:font-name="apple-system" fo:letter-spacing="normal" fo:font-style="normal" fo:font-weight="bold"/>
    </style:style>
    <style:style style:name="T31" style:family="text">
      <style:text-properties fo:font-variant="normal" fo:text-transform="none" fo:color="#212529" style:font-name="apple-system" fo:letter-spacing="normal" fo:font-style="normal" fo:font-weight="normal"/>
    </style:style>
    <style:style style:name="T32" style:family="text">
      <style:text-properties fo:font-variant="normal" fo:text-transform="none" fo:color="#212529" style:font-name="apple-system" fo:letter-spacing="normal" fo:font-style="normal" fo:font-weight="normal" officeooo:rsid="001bad4d"/>
    </style:style>
    <style:style style:name="T33" style:family="text">
      <style:text-properties fo:font-variant="normal" fo:text-transform="none" fo:color="#212529" fo:letter-spacing="normal" fo:font-style="normal" fo:font-weight="normal"/>
    </style:style>
    <style:style style:name="T34" style:family="text">
      <style:text-properties fo:font-variant="normal" fo:text-transform="none" fo:color="#212529" fo:letter-spacing="normal" fo:font-style="normal" fo:font-weight="normal" officeooo:rsid="001900db"/>
    </style:style>
    <style:style style:name="T35" style:family="text">
      <style:text-properties fo:font-variant="normal" fo:text-transform="none" fo:color="#212529" fo:letter-spacing="normal" fo:font-style="normal" fo:font-weight="normal" officeooo:rsid="0019c928"/>
    </style:style>
    <style:style style:name="T36" style:family="text">
      <style:text-properties fo:font-variant="normal" fo:text-transform="none" fo:color="#212529" fo:letter-spacing="normal" fo:font-style="normal" fo:font-weight="normal" officeooo:rsid="001ba3fb"/>
    </style:style>
    <style:style style:name="T37" style:family="text">
      <style:text-properties fo:font-variant="normal" fo:text-transform="none" fo:color="#212529" fo:letter-spacing="normal" fo:font-style="normal" fo:font-weight="normal" officeooo:rsid="001bad4d"/>
    </style:style>
    <style:style style:name="T38" style:family="text">
      <style:text-properties fo:font-variant="normal" fo:text-transform="none" fo:color="#212529" fo:letter-spacing="normal" fo:font-style="normal" fo:font-weight="bold"/>
    </style:style>
    <style:style style:name="T39" style:family="text">
      <style:text-properties fo:font-variant="normal" fo:text-transform="none" fo:color="#212529" fo:letter-spacing="normal" fo:font-style="normal" fo:font-weight="bold" officeooo:rsid="001bad4d"/>
    </style:style>
    <style:style style:name="T40" style:family="text">
      <style:text-properties fo:font-variant="normal" fo:text-transform="none" fo:color="#212529" fo:font-size="10.5pt" fo:letter-spacing="normal" fo:font-style="normal" fo:font-weight="normal" style:font-size-asian="10.5pt" style:font-size-complex="10.5pt"/>
    </style:style>
    <style:style style:name="T41" style:family="text">
      <style:text-properties fo:font-variant="normal" fo:text-transform="none" fo:color="#212529" fo:font-size="10.5pt" fo:letter-spacing="normal" fo:font-style="normal" fo:font-weight="bold" style:font-size-asian="10.5pt" style:font-size-complex="10.5pt"/>
    </style:style>
    <style:style style:name="T42" style:family="text">
      <style:text-properties fo:font-variant="normal" fo:text-transform="none" fo:color="#212529" style:font-name="Liberation Sans" fo:font-size="10.5pt" fo:letter-spacing="normal" fo:font-style="normal" fo:font-weight="bold" style:font-size-asian="10.5pt" style:font-size-complex="10.5pt"/>
    </style:style>
    <style:style style:name="T43" style:family="text">
      <style:text-properties fo:font-variant="normal" fo:text-transform="none" fo:color="#212529" style:font-name="Liberation Sans" fo:font-size="10.5pt" fo:letter-spacing="normal" fo:font-style="normal" fo:font-weight="bold" officeooo:rsid="001a3ff4" style:font-size-asian="10.5pt" style:font-size-complex="10.5pt"/>
    </style:style>
    <style:style style:name="T44" style:family="text">
      <style:text-properties fo:font-variant="normal" fo:text-transform="none" fo:color="#212529" style:font-name="Liberation Sans" fo:font-size="10.5pt" fo:letter-spacing="normal" fo:font-style="normal" fo:font-weight="normal" style:font-size-asian="10.5pt" style:font-size-complex="10.5pt"/>
    </style:style>
    <style:style style:name="T45" style:family="text">
      <style:text-properties fo:font-variant="normal" fo:text-transform="none" fo:color="#212529" style:font-name="Liberation Sans" fo:font-size="10.5pt" fo:letter-spacing="normal" fo:font-style="normal" fo:font-weight="normal" officeooo:rsid="0019c928" style:font-size-asian="10.5pt" style:font-size-complex="10.5pt"/>
    </style:style>
    <style:style style:name="T46" style:family="text">
      <style:text-properties fo:font-variant="normal" fo:text-transform="none" fo:color="#212529" style:font-name="Liberation Sans" fo:font-size="10.5pt" fo:letter-spacing="normal" fo:font-style="normal" fo:font-weight="normal" officeooo:rsid="001a3ff4" style:font-size-asian="10.5pt" style:font-size-complex="10.5pt"/>
    </style:style>
    <style:style style:name="T47" style:family="text">
      <style:text-properties fo:font-variant="normal" fo:text-transform="none" fo:color="#212529" style:font-name="Liberation Sans" fo:font-size="10.5pt" fo:letter-spacing="normal" fo:font-style="normal" fo:font-weight="normal" officeooo:rsid="001bad4d" style:font-size-asian="10.5pt" style:font-size-complex="10.5pt"/>
    </style:style>
    <style:style style:name="T48" style:family="text">
      <style:text-properties fo:font-variant="normal" fo:text-transform="none" fo:color="#212529" style:font-name="Liberation Sans" fo:font-size="10.5pt" fo:letter-spacing="normal" fo:font-style="normal" fo:font-weight="normal" fo:background-color="#ffff00" loext:char-shading-value="0" style:font-size-asian="10.5pt" style:font-size-complex="10.5pt"/>
    </style:style>
    <style:style style:name="T49" style:family="text">
      <style:text-properties fo:font-variant="normal" fo:text-transform="none" fo:color="#212529" style:font-name="Liberation Sans" fo:font-size="10.5pt" fo:letter-spacing="normal" fo:font-style="normal" fo:font-weight="normal" fo:background-color="#ffff00" loext:char-shading-value="0" style:font-size-asian="10.5pt" style:font-size-complex="10.5pt"/>
    </style:style>
    <style:style style:name="T50" style:family="text">
      <style:text-properties fo:font-variant="normal" fo:text-transform="none" fo:color="#212529" style:font-name="Liberation Sans" fo:font-size="10.5pt" fo:letter-spacing="normal" fo:font-style="normal" fo:font-weight="normal" fo:background-color="transparent" loext:char-shading-value="0" style:font-size-asian="10.5pt" style:font-size-complex="10.5pt"/>
    </style:style>
    <style:style style:name="T51" style:family="text">
      <style:text-properties fo:font-variant="normal" fo:text-transform="none" fo:color="#212529" style:font-name="Liberation Sans" fo:font-size="10.5pt" fo:letter-spacing="normal" fo:font-style="normal" fo:font-weight="normal" officeooo:rsid="001bad4d" fo:background-color="transparent" loext:char-shading-value="0" style:font-size-asian="10.5pt" style:font-size-complex="10.5pt"/>
    </style:style>
    <style:style style:name="T52" style:family="text">
      <style:text-properties fo:font-variant="normal" fo:text-transform="none" fo:color="#212529" style:font-name="Liberation Sans" fo:letter-spacing="normal" fo:font-style="normal" fo:font-weight="bold"/>
    </style:style>
    <style:style style:name="T53" style:family="text">
      <style:text-properties fo:font-variant="normal" fo:text-transform="none" fo:color="#212529" style:font-name="Liberation Sans" fo:letter-spacing="normal" fo:font-style="normal" fo:font-weight="normal"/>
    </style:style>
    <style:style style:name="T54" style:family="text">
      <style:text-properties fo:font-variant="normal" fo:text-transform="none" fo:color="#212529" style:font-name="Liberation Sans" fo:letter-spacing="normal" fo:font-style="normal" fo:font-weight="normal" officeooo:rsid="001bad4d"/>
    </style:style>
    <style:style style:name="T55" style:family="text">
      <style:text-properties fo:font-variant="normal" fo:text-transform="none" fo:color="#212529" style:font-name="Liberation Sans" fo:letter-spacing="normal" fo:font-style="normal" fo:font-weight="normal" officeooo:rsid="001bad4d" fo:background-color="transparent" loext:char-shading-value="0"/>
    </style:style>
    <style:style style:name="T56" style:family="text">
      <style:text-properties fo:font-variant="normal" fo:text-transform="none" fo:color="#212529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fo:color="#212529" style:font-name="Liberation Sans" fo:font-size="12pt" fo:letter-spacing="normal" fo:font-style="normal" fo:font-weight="normal" style:font-size-asian="12pt" style:font-size-complex="12pt"/>
    </style:style>
    <style:style style:name="T58" style:family="text">
      <style:text-properties fo:font-variant="normal" fo:text-transform="none" fo:color="#212529" style:font-name="Liberation Sans" fo:font-size="12pt" fo:letter-spacing="normal" fo:font-style="normal" fo:font-weight="normal" officeooo:rsid="001900db" style:font-size-asian="12pt" style:font-size-complex="12pt"/>
    </style:style>
    <style:style style:name="T59" style:family="text">
      <style:text-properties fo:font-variant="normal" fo:text-transform="none" fo:color="#212529" style:font-name="Liberation Sans" fo:font-size="12pt" fo:letter-spacing="normal" fo:font-style="normal" fo:font-weight="normal" officeooo:rsid="0019c928" style:font-size-asian="12pt" style:font-size-complex="12pt"/>
    </style:style>
    <style:style style:name="T60" style:family="text">
      <style:text-properties fo:font-variant="normal" fo:text-transform="none" fo:color="#212529" style:font-name="Liberation Sans" fo:font-size="10pt" fo:letter-spacing="normal" fo:font-style="normal" fo:font-weight="bold" style:font-size-asian="10pt" style:font-size-complex="10pt"/>
    </style:style>
    <style:style style:name="T61" style:family="text">
      <style:text-properties fo:font-variant="normal" fo:text-transform="none" fo:color="#212529" style:font-name="Liberation Sans" fo:font-size="10pt" fo:letter-spacing="normal" fo:font-style="normal" fo:font-weight="normal" style:font-size-asian="10pt" style:font-size-complex="10pt"/>
    </style:style>
    <style:style style:name="T62" style:family="text">
      <style:text-properties fo:font-variant="normal" fo:text-transform="none" fo:color="#212529" style:font-name="Liberation Sans" fo:font-size="10pt" fo:letter-spacing="normal" fo:font-style="normal" fo:font-weight="normal" officeooo:rsid="001bad4d" style:font-size-asian="10pt" style:font-size-complex="10pt"/>
    </style:style>
    <style:style style:name="T63" style:family="text">
      <style:text-properties fo:font-variant="normal" fo:text-transform="none" fo:color="#212529" style:font-name="Liberation Sans" fo:font-size="10pt" fo:letter-spacing="normal" fo:font-style="normal" fo:font-weight="normal" officeooo:rsid="001bad4d" fo:background-color="transparent" loext:char-shading-value="0" style:font-size-asian="10pt" style:font-size-complex="10pt"/>
    </style:style>
    <style:style style:name="T64" style:family="text">
      <style:text-properties fo:font-variant="normal" fo:text-transform="none" fo:color="#212529" fo:font-size="12pt" fo:letter-spacing="normal" fo:font-style="normal" fo:font-weight="bold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212529" fo:font-size="12pt" fo:letter-spacing="normal" fo:font-style="normal" fo:font-weight="bold" officeooo:rsid="001a3ff4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212529" fo:font-size="12pt" fo:letter-spacing="normal" fo:font-style="normal" fo:font-weight="normal" style:font-size-asian="12pt" style:font-size-complex="12pt"/>
    </style:style>
    <style:style style:name="T67" style:family="text">
      <style:text-properties fo:font-variant="normal" fo:text-transform="none" fo:color="#212529" fo:font-size="12pt" fo:letter-spacing="normal" fo:font-style="normal" fo:font-weight="normal" officeooo:rsid="001a3ff4" style:font-size-asian="12pt" style:font-size-complex="12pt"/>
    </style:style>
    <style:style style:name="T68" style:family="text">
      <style:text-properties fo:font-variant="normal" fo:text-transform="none" fo:color="#212529" fo:font-size="12pt" fo:letter-spacing="normal" fo:font-style="normal" fo:font-weight="normal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212529" fo:font-size="12pt" fo:letter-spacing="normal" fo:font-style="normal" fo:font-weight="normal" officeooo:rsid="001a3ff4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212529" fo:font-size="12pt" fo:letter-spacing="normal" fo:font-style="normal" fo:font-weight="normal" officeooo:rsid="001a3ff4" style:font-name-asian="Noto Serif CJK SC" style:font-size-asian="12pt" style:font-weight-asian="bold" style:font-name-complex="Lohit Devanagari" style:font-size-complex="12pt" style:font-weight-complex="bold"/>
    </style:style>
    <style:style style:name="T71" style:family="text">
      <style:text-properties fo:font-variant="normal" fo:text-transform="none" fo:color="#212529" style:text-line-through-style="none" style:text-line-through-type="none" style:font-name="Liberation Sans" fo:font-size="10.5pt" fo:letter-spacing="normal" fo:font-style="normal" style:text-underline-style="none" fo:font-weight="bold" style:text-blinking="false" fo:background-color="#ffffff" loext:char-shading-value="0" style:font-size-asian="10.5pt" style:font-size-complex="10.5pt"/>
    </style:style>
    <style:style style:name="T72" style:family="text">
      <style:text-properties fo:font-variant="normal" fo:text-transform="none" fo:color="#212529" style:text-line-through-style="none" style:text-line-through-type="none" style:font-name="Liberation Sans" fo:font-size="10pt" fo:letter-spacing="normal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73" style:family="text">
      <style:text-properties fo:font-variant="normal" fo:text-transform="none" fo:color="#212529" style:text-line-through-style="none" style:text-line-through-type="none" style:font-name="Liberation Sans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74" style:family="text">
      <style:text-properties fo:font-variant="normal" fo:text-transform="none" fo:color="#212529" style:text-line-through-style="none" style:text-line-through-type="none" style:font-name="Liberation Sans" fo:font-size="10pt" fo:letter-spacing="normal" fo:font-style="normal" style:text-underline-style="none" fo:font-weight="normal" officeooo:rsid="001ba3fb" style:text-blinking="false" fo:background-color="transparent" loext:char-shading-value="0" style:font-size-asian="10pt" style:font-size-complex="10pt"/>
    </style:style>
    <style:style style:name="T75" style:family="text">
      <style:text-properties fo:font-variant="normal" fo:text-transform="none" fo:color="#020f6e" style:text-line-through-style="none" style:text-line-through-type="none" style:font-name="Liberation Sans" fo:font-size="12pt" fo:letter-spacing="normal" fo:font-style="normal" style:text-underline-style="none" fo:font-weight="bold" style:text-blinking="false" fo:background-color="#ffffff" loext:char-shading-value="0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20f6e" style:text-line-through-style="none" style:text-line-through-type="none" style:font-name="Liberation Sans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77" style:family="text">
      <style:text-properties fo:font-variant="normal" fo:text-transform="none" fo:color="#ffff00" style:text-line-through-style="none" style:text-line-through-type="none" style:font-name="Liberation Sans" fo:font-size="10.5pt" fo:letter-spacing="normal" fo:font-style="normal" style:text-underline-style="none" fo:font-weight="bold" style:text-blinking="false" fo:background-color="#ffffff" loext:char-shading-value="0" style:font-size-asian="10.5pt" style:font-weight-asian="bold" style:font-size-complex="10.5pt" style:font-weight-complex="bold"/>
    </style:style>
    <style:style style:name="T78" style:family="text">
      <style:text-properties fo:font-variant="normal" fo:text-transform="none" fo:color="#7383fc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7383fc" loext:char-shading-value="0"/>
    </style:style>
    <style:style style:name="T79" style:family="text">
      <style:text-properties fo:font-variant="normal" fo:text-transform="none" fo:color="#7383fc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7383fc" loext:char-shading-value="0" style:font-size-asian="10.5pt" style:font-size-complex="10.5pt"/>
    </style:style>
    <style:style style:name="T80" style:family="text">
      <style:text-properties fo:font-variant="normal" fo:text-transform="none" fo:color="#7383fc" style:text-line-through-style="none" style:text-line-through-type="none" style:font-name="apple-system" fo:letter-spacing="normal" fo:font-style="normal" style:text-underline-style="none" fo:font-weight="normal" style:text-blinking="false" fo:background-color="#7383fc" loext:char-shading-value="0"/>
    </style:style>
    <style:style style:name="T81" style:family="text">
      <style:text-properties fo:font-variant="normal" fo:text-transform="none" fo:color="#7383fc" style:text-line-through-style="none" style:text-line-through-type="none" fo:font-size="10.5pt" fo:letter-spacing="normal" fo:font-style="normal" style:text-underline-style="none" fo:font-weight="normal" style:text-blinking="false" fo:background-color="#7383fc" loext:char-shading-value="0" style:font-size-asian="10.5pt" style:font-size-complex="10.5pt"/>
    </style:style>
    <style:style style:name="T82" style:family="text">
      <style:text-properties fo:font-variant="normal" fo:text-transform="none" fo:color="#7383fc" style:text-line-through-style="none" style:text-line-through-type="none" style:font-name="Liberation Sans" fo:font-size="10.5pt" fo:letter-spacing="normal" fo:font-style="normal" style:text-underline-style="none" fo:font-weight="normal" style:text-blinking="false" fo:background-color="#7383fc" loext:char-shading-value="0" style:font-size-asian="10.5pt" style:font-size-complex="10.5pt"/>
    </style:style>
    <style:style style:name="T83" style:family="text">
      <style:text-properties fo:font-variant="normal" fo:text-transform="none" fo:color="#7383fc" style:text-line-through-style="none" style:text-line-through-type="none" style:font-name="Liberation Sans" fo:font-size="10.5pt" fo:letter-spacing="normal" fo:font-style="normal" style:text-underline-style="none" fo:font-weight="normal" officeooo:rsid="001bad4d" style:text-blinking="false" fo:background-color="#7383fc" loext:char-shading-value="0" style:font-size-asian="10.5pt" style:font-size-complex="10.5pt"/>
    </style:style>
    <style:style style:name="T84" style:family="text">
      <style:text-properties fo:font-variant="normal" fo:text-transform="none" fo:color="#7383fc" style:text-line-through-style="none" style:text-line-through-type="none" style:font-name="Liberation Sans" fo:font-size="10.5pt" fo:letter-spacing="normal" fo:font-style="normal" style:text-underline-style="none" fo:font-weight="normal" style:text-blinking="false" fo:background-color="#ffff00" loext:char-shading-value="0" style:font-size-asian="10.5pt" style:font-size-complex="10.5pt"/>
    </style:style>
    <style:style style:name="T85" style:family="text">
      <style:text-properties fo:font-variant="normal" fo:text-transform="none" fo:color="#7383fc" style:text-line-through-style="none" style:text-line-through-type="none" style:font-name="Liberation Sans" fo:font-size="10.5pt" fo:letter-spacing="normal" fo:font-style="normal" style:text-underline-style="none" fo:font-weight="normal" officeooo:rsid="001bad4d" style:text-blinking="false" fo:background-color="#ffff00" loext:char-shading-value="0" style:font-size-asian="10.5pt" style:font-size-complex="10.5pt"/>
    </style:style>
    <style:style style:name="T86" style:family="text">
      <style:text-properties fo:font-variant="normal" fo:text-transform="none" fo:color="#7383fc" style:text-line-through-style="none" style:text-line-through-type="none" style:font-name="Liberation Sans" fo:font-size="10.5pt" fo:letter-spacing="normal" fo:font-style="normal" style:text-underline-style="none" fo:font-weight="normal" officeooo:rsid="001bad4d" style:text-blinking="false" fo:background-color="#ffff00" loext:char-shading-value="0" style:font-size-asian="10.5pt" style:font-size-complex="10.5pt"/>
    </style:style>
    <style:style style:name="T87" style:family="text">
      <style:text-properties fo:font-variant="normal" fo:text-transform="none" fo:color="#7383fc" style:text-line-through-style="none" style:text-line-through-type="none" style:font-name="Liberation Sans" fo:font-size="10.5pt" fo:letter-spacing="normal" fo:font-style="normal" style:text-underline-style="none" fo:font-weight="normal" style:text-blinking="false" fo:background-color="#ffff00" loext:char-shading-value="0" style:font-size-asian="10.5pt" style:font-size-complex="10.5pt"/>
    </style:style>
    <style:style style:name="T88" style:family="text">
      <style:text-properties fo:font-variant="normal" fo:text-transform="none" fo:color="#7383fc" style:text-line-through-style="none" style:text-line-through-type="none" style:font-name="Liberation Sans" fo:font-size="10.5pt" fo:letter-spacing="normal" fo:font-style="normal" style:text-underline-style="none" fo:font-weight="normal" officeooo:rsid="001bad4d" style:text-blinking="false" fo:background-color="transparent" loext:char-shading-value="0" style:font-size-asian="10.5pt" style:font-size-complex="10.5pt"/>
    </style:style>
    <style:style style:name="T89" style:family="text">
      <style:text-properties fo:font-variant="normal" fo:text-transform="none" fo:color="#7383fc" style:text-line-through-style="none" style:text-line-through-type="none" style:font-name="Liberation Sans" fo:font-size="10.5pt" fo:letter-spacing="normal" fo:font-style="normal" style:text-underline-style="none" fo:font-weight="normal" style:text-blinking="false" fo:background-color="transparent" loext:char-shading-value="0" style:font-size-asian="10.5pt" style:font-size-complex="10.5pt"/>
    </style:style>
    <style:style style:name="T90" style:family="text">
      <style:text-properties fo:font-variant="normal" fo:text-transform="none" fo:color="#7383fc" style:text-line-through-style="none" style:text-line-through-type="none" style:font-name="Liberation Sans" fo:letter-spacing="normal" fo:font-style="normal" style:text-underline-style="none" fo:font-weight="normal" officeooo:rsid="001bad4d" style:text-blinking="false" fo:background-color="transparent" loext:char-shading-value="0"/>
    </style:style>
    <style:style style:name="T91" style:family="text">
      <style:text-properties fo:font-variant="normal" fo:text-transform="none" fo:color="#7383fc" style:text-line-through-style="none" style:text-line-through-type="none" style:font-name="Liberation Sans" fo:font-size="10pt" fo:letter-spacing="normal" fo:font-style="normal" style:text-underline-style="none" fo:font-weight="normal" officeooo:rsid="001bad4d" style:text-blinking="false" fo:background-color="transparent" loext:char-shading-value="0" style:font-size-asian="10pt" style:font-size-complex="10pt"/>
    </style:style>
    <style:style style:name="T92" style:family="text">
      <style:text-properties fo:color="#000000" style:text-line-through-style="none" style:text-line-through-type="none" style:text-underline-style="none" officeooo:rsid="001ba3fb" style:text-blinking="false" fo:background-color="#ffffff" loext:char-shading-value="0"/>
    </style:style>
    <style:style style:name="T93" style:family="text">
      <style:text-properties fo:color="#000000" style:text-line-through-style="none" style:text-line-through-type="none" style:font-name="Liberation Sans" style:text-underline-style="none" officeooo:rsid="001ba3fb" style:text-blinking="false" fo:background-color="#ffffff" loext:char-shading-value="0"/>
    </style:style>
    <style:style style:name="T94" style:family="text">
      <style:text-properties fo:color="#000000" style:text-line-through-style="none" style:text-line-through-type="none" style:font-name="Liberation Sans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95" style:family="text">
      <style:text-properties fo:color="#000000" style:text-line-through-style="none" style:text-line-through-type="none" style:font-name="Liberation Sans" fo:font-size="12pt" style:text-underline-style="none" fo:font-weight="normal" officeooo:rsid="0019c928" style:text-blinking="false" fo:background-color="transparent" loext:char-shading-value="0" style:font-size-asian="12pt" style:font-size-complex="12pt"/>
    </style:style>
    <style:style style:name="T96" style:family="text">
      <style:text-properties fo:color="#000000" style:text-line-through-style="none" style:text-line-through-type="none" style:font-name="Liberation Sans" fo:font-size="12pt" style:text-underline-style="none" style:text-blinking="false" fo:background-color="transparent" loext:char-shading-value="0" style:font-size-asian="12pt" style:font-weight-asian="bold" style:font-size-complex="12pt" style:font-weight-complex="bold"/>
    </style:style>
    <style:style style:name="T97" style:family="text">
      <style:text-properties fo:font-weight="normal"/>
    </style:style>
    <style:style style:name="T98" style:family="text">
      <style:text-properties fo:font-weight="normal" officeooo:rsid="0019c928"/>
    </style:style>
    <style:style style:name="T99" style:family="text">
      <style:text-properties fo:font-weight="bold"/>
    </style:style>
    <style:style style:name="T100" style:family="text">
      <style:text-properties fo:font-weight="bold" officeooo:rsid="001bad4d"/>
    </style:style>
    <style:style style:name="T101" style:family="text">
      <style:text-properties style:font-name="Liberation Sans" fo:font-size="12pt" style:font-size-asian="12pt" style:font-size-complex="12pt"/>
    </style:style>
    <style:style style:name="T102" style:family="text">
      <style:text-properties style:font-name="Liberation Sans" fo:font-size="12pt" officeooo:rsid="001bad4d" style:font-size-asian="12pt" style:font-size-complex="12pt"/>
    </style:style>
    <style:style style:name="T103" style:family="text">
      <style:text-properties officeooo:rsid="001a3ff4"/>
    </style:style>
    <style:style style:name="T104" style:family="text">
      <style:text-properties officeooo:rsid="001bad4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Placa base:</text:span><text:span text:style-name="T2">Es</text:span><text:span text:style-name="T33"> </text:span><text:span text:style-name="T34">el </text:span><text:span text:style-name="T33">soporte que nos permite interconectar (atendiendo a </text:span><text:span text:style-name="T34">u</text:span><text:span text:style-name="T33">n</text:span><text:span text:style-name="T34">o</text:span><text:span text:style-name="T33">s standares) os distintos componentes d</text:span><text:span text:style-name="T34">e nuestro</text:span><text:span text:style-name="T33"> sistema (CPU, RAM, HD...). Esa interconexión se realiza mediante </text:span><text:span text:style-name="T34">l</text:span><text:span text:style-name="T33">os buses de comunicación. Cabe destacar </text:span><text:span text:style-name="T34">el </text:span><text:span text:style-name="T33">chipset </text:span><text:span text:style-name="T34">o chipset</text:span><text:span text:style-name="T33">s (en función d</text:span><text:span text:style-name="T34">e la </text:span><text:span text:style-name="T33">arquitectura d</text:span><text:span text:style-name="T34">e la</text:span><text:span text:style-name="T33"> placa base) que servirán de </text:span><text:span text:style-name="T34">puentes</text:span><text:span text:style-name="T33"> de comunicación entre </text:span><text:span text:style-name="T34">l</text:span><text:span text:style-name="T33">os componentes do n</text:span><text:span text:style-name="T34">uestro</text:span><text:span text:style-name="T33"> sistema</text:span></text:p>
      <text:p text:style-name="P12"><text:a xlink:type="simple" xlink:href="https://es.wikipedia.org/wiki/Unidad_central_de_procesamiento" office:target-frame-name="_blank" xlink:show="new" text:style-name="Internet_20_link" text:visited-style-name="Visited_20_Internet_20_Link"><text:span text:style-name="T75">CPU</text:span></text:a><text:span text:style-name="T56">: </text:span><text:span text:style-name="T58">Es el </text:span><text:span text:style-name="T57">chip </text:span><text:span text:style-name="T58">d</text:span><text:span text:style-name="T57">onde se e</text:span><text:span text:style-name="T58">j</text:span><text:span text:style-name="T57">ecutan </text:span><text:span text:style-name="T58">l</text:span><text:span text:style-name="T57">as instrucciones que compo</text:span><text:span text:style-name="T58">n</text:span><text:span text:style-name="T57">en </text:span><text:span text:style-name="T58">l</text:span><text:span text:style-name="T57">os programas.</text:span></text:p>
      <text:p text:style-name="P4"><text:bookmark text:name="yui_3_17_2_1_1681368787355_32"/><text:span text:style-name="T56">RAM:</text:span><text:span text:style-name="T102">Es la </text:span><text:span text:style-name="T57">memoria de traba</text:span><text:span text:style-name="T59">j</text:span><text:span text:style-name="T57">o, </text:span><text:span text:style-name="T59">y</text:span><text:span text:style-name="T57">a que </text:span><text:span text:style-name="T59">e</text:span><text:span text:style-name="T57">n </text:span><text:span text:style-name="T59">el</text:span><text:span text:style-name="T57">la se almacenan temporalmente:</text:span></text:p>
      <text:p text:style-name="P4"><text:span text:style-name="T57"/></text:p>
      <text:p text:style-name="P20"><text:span text:style-name="T35">Las</text:span><text:span text:style-name="T33"> instrucciones que se van e</text:span><text:span text:style-name="T35">j</text:span><text:span text:style-name="T33">ecutar </text:span><text:span text:style-name="T35">en el</text:span><text:span text:style-name="T33"> procesador. Estas están agrupadas en programas que cando están en e</text:span><text:span text:style-name="T35">j</text:span><text:span text:style-name="T33">ecución se chaman </text:span><text:span text:style-name="T38">procesos</text:span></text:p>
      <text:p text:style-name="P20"><text:span text:style-name="T35">Lo</text:span><text:span text:style-name="T33">s datos (tanto os usados para os cálculos como os resultados dos mesmos) .</text:span></text:p>
      <text:p text:style-name="P7">Formatos de la ram</text:p>
      <text:p text:style-name="P5"><text:span text:style-name="T3">-</text:span><text:bookmark text:name="yui_3_17_2_1_1681368787355_34"/><text:a xlink:type="simple" xlink:href="https://www.edu.xunta.gal/centros/iesteis/aulavirtual/pluginfile.php/110930/mod_book/chapter/5226/dimm.png" office:target-frame-name="_blank" xlink:show="new" text:style-name="Internet_20_link" text:visited-style-name="Visited_20_Internet_20_Link"><text:span text:style-name="T8">DIM</text:span></text:a><text:bookmark text:name="yui_3_17_2_1_1681368787355_33"/><text:span text:style-name="T9">M</text:span></text:p>
      <text:p text:style-name="P5"><text:span text:style-name="T9">-</text:span><text:a xlink:type="simple" xlink:href="https://www.edu.xunta.gal/centros/iesteis/aulavirtual/pluginfile.php/110930/mod_book/chapter/5226/SODIMM.jpg" office:target-frame-name="_blank" xlink:show="new" text:style-name="Internet_20_link" text:visited-style-name="Visited_20_Internet_20_Link"><text:span text:style-name="T10">SO-DIMM</text:span></text:a><text:span text:style-name="T44">(</text:span><text:span text:style-name="T42">S</text:span><text:span text:style-name="T44">mall</text:span><text:span text:style-name="T42">O</text:span><text:span text:style-name="T44">utline</text:span><text:span text:style-name="T42">D</text:span><text:span text:style-name="T44">ual</text:span><text:span text:style-name="T42">I</text:span><text:span text:style-name="T44">n-line</text:span><text:span text:style-name="T42">M</text:span><text:span text:style-name="T44">emory</text:span><text:span text:style-name="T42">M</text:span><text:span text:style-name="T44">odule) Son más peque</text:span><text:span text:style-name="T45">ñ</text:span><text:span text:style-name="T44">as, </text:span><text:span text:style-name="T45">se</text:span><text:span text:style-name="T44"> usan </text:span><text:span text:style-name="T45">e</text:span><text:span text:style-name="T44">n </text:span><text:span text:style-name="T45">l</text:span><text:span text:style-name="T44">os portátiles</text:span></text:p>
      <text:p text:style-name="P9"><text:span text:style-name="T35">Es </text:span><text:span text:style-name="T38">Volátil</text:span><text:span text:style-name="T39">(</text:span><text:span text:style-name="T33">Cando se interrumpe </text:span><text:span text:style-name="T35">l</text:span><text:span text:style-name="T33">a alimentación eléctrica p</text:span><text:span text:style-name="T35">ie</text:span><text:span text:style-name="T33">rde </text:span><text:span text:style-name="T35">l</text:span><text:span text:style-name="T33">a información.</text:span><text:span text:style-name="T37">)</text:span></text:p>
      <text:p text:style-name="P8"><text:span text:style-name="T33"/></text:p>
      <text:p text:style-name="P10"><text:a xlink:type="simple" xlink:href="https://www.edu.xunta.gal/centros/iesteis/aulavirtual/pluginfile.php/110930/mod_book/chapter/5228/buses.jpg" office:target-frame-name="_blank" xlink:show="new" text:style-name="Internet_20_link" text:visited-style-name="Visited_20_Internet_20_Link"><text:span text:style-name="T96">Buses:</text:span></text:a><text:span text:style-name="T94">Son as can</text:span><text:span text:style-name="T95">a</text:span><text:span text:style-name="T94">les a través das cales se m</text:span><text:span text:style-name="T95">ueve l</text:span><text:span text:style-name="T94">a información dentro do sistema.</text:span></text:p>
      <text:p text:style-name="P11"><text:span text:style-name="T97">Bus de Datos: Pon onde se m</text:span><text:span text:style-name="T98">ue</text:span><text:span text:style-name="T97">ven os datos e as instrucciones</text:span></text:p>
      <text:p text:style-name="P11"><text:span text:style-name="T97">Bus de Direcciones: Por </text:span><text:span text:style-name="T98">d</text:span><text:span text:style-name="T97">onde </text:span><text:span text:style-name="T98">s</text:span><text:span text:style-name="T97">e m</text:span><text:span text:style-name="T98">ue</text:span><text:span text:style-name="T97">ve o enderezo no que se va a escribir o a leer</text:span></text:p>
      <text:p text:style-name="P11"><text:span text:style-name="T97">Bus de Control: Por onde se m</text:span><text:span text:style-name="T98">ue</text:span><text:span text:style-name="T97">ve c</text:span><text:span text:style-name="T98">i</text:span><text:span text:style-name="T97">erta información para controlar </text:span><text:span text:style-name="T98">l</text:span><text:span text:style-name="T97">os mov</text:span><text:span text:style-name="T98">i</text:span><text:span text:style-name="T97">m</text:span><text:span text:style-name="T98">ie</text:span><text:span text:style-name="T97">ntos de datos por e</text:span><text:span text:style-name="T98">j</text:span><text:span text:style-name="T97">emplo onde se determina se a operación </text:span><text:span text:style-name="T98">y</text:span><text:span text:style-name="T97"> de lectura o escritura.</text:span></text:p>
      <text:h text:style-name="P1" text:outline-level="3">Entrada/Sa<text:span text:style-name="T103">l</text:span>ida (E/S)</text:h>
      <text:p text:style-name="P18"><text:span text:style-name="T67">En e</text:span><text:span text:style-name="T66">sta categoría incluiremos:</text:span></text:p>
      <text:p text:style-name="P16"><text:span text:style-name="T43">-</text:span><text:span text:style-name="T4">Pue</text:span><text:span text:style-name="T3">rtos</text:span><text:a xlink:type="simple" xlink:href="https://es.wikipedia.org/wiki/Puerto_(informática)" office:target-frame-name="_blank" xlink:show="new" text:style-name="Internet_20_link" text:visited-style-name="Visited_20_Internet_20_Link"><text:span text:style-name="T11">/Conectores</text:span></text:a><text:span text:style-name="T71">:</text:span><text:span text:style-name="T44">Son </text:span><text:span text:style-name="T46">l</text:span><text:span text:style-name="T44">os interfaces que nos permiten conectar dispositivos a</text:span><text:span text:style-name="T46">l</text:span><text:span text:style-name="T44"> sistema para </text:span><text:span text:style-name="T46">el</text:span><text:span text:style-name="T44"> mov</text:span><text:span text:style-name="T46">i</text:span><text:span text:style-name="T44">m</text:span><text:span text:style-name="T46">i</text:span><text:span text:style-name="T44">ento de información.</text:span></text:p>
      <text:p text:style-name="P16"><text:span text:style-name="T4">-P</text:span><text:a xlink:type="simple" xlink:href="https://es.wikipedia.org/wiki/Periférico_(informática)" office:target-frame-name="_blank" xlink:show="new" text:style-name="Internet_20_link" text:visited-style-name="Visited_20_Internet_20_Link"><text:span text:style-name="T11">eriféricos</text:span></text:a><text:span text:style-name="T77"> </text:span><text:span text:style-name="T44">son </text:span><text:span text:style-name="T46">l</text:span><text:span text:style-name="T44">os dispositivos que conectamos a n</text:span><text:span text:style-name="T46">ue</text:span><text:span text:style-name="T44">s</text:span><text:span text:style-name="T46">tr</text:span><text:span text:style-name="T44">o Sistema. Entend</text:span><text:span text:style-name="T46">i</text:span><text:span text:style-name="T44">endo por sistema </text:span><text:span text:style-name="T46">el</text:span><text:span text:style-name="T44"> con</text:span><text:span text:style-name="T46">j</text:span><text:span text:style-name="T44">unto CPU-RAM.</text:span></text:p>
      <text:h text:style-name="P3" text:outline-level="3"><text:span text:style-name="T64">F</text:span><text:span text:style-name="T65">ue</text:span><text:span text:style-name="T64">nte de Alimentación</text:span><text:span text:style-name="T68">:</text:span><text:span text:style-name="T69">Es</text:span><text:span text:style-name="T68"> </text:span><text:span text:style-name="T69">l</text:span><text:span text:style-name="T68">a</text:span><text:span text:style-name="T66"> encargada de convertir </text:span><text:span text:style-name="T67">l</text:span><text:span text:style-name="T66">a Corr</text:span><text:span text:style-name="T67">ie</text:span><text:span text:style-name="T66">nte Alterna en varias Corr</text:span><text:span text:style-name="T67">i</text:span><text:span text:style-name="T66">entes Continuas (que alimentarán distintos dispositivos d</text:span><text:span text:style-name="T70">e nuestro</text:span><text:span text:style-name="T66"> sistema).</text:span></text:h>
      <text:h text:style-name="P2" text:outline-level="3"><text:span text:style-name="T21">-</text:span><text:a xlink:type="simple" xlink:href="https://www.profesionalreview.com/2019/02/17/conectores-fuente-alimentacion/" office:target-frame-name="_blank" xlink:show="new" text:style-name="Internet_20_link" text:visited-style-name="Visited_20_Internet_20_Link"><text:span text:style-name="T22">Conectores</text:span></text:a></text:h>
      <text:p text:style-name="P19"><text:span text:style-name="T23">Los mas importantes </text:span></text:p>
      <text:p text:style-name="P17"><text:span text:style-name="T72">Pin 9 (+5V SB)</text:span><text:span text:style-name="T73">Este pin mantén una tensión de 5V a</text:span><text:span text:style-name="T74">u</text:span><text:span text:style-name="T73">n que apaguemos o equipo para por e</text:span><text:span text:style-name="T74">j</text:span><text:span text:style-name="T73">emplo poder encende</text:span><text:span text:style-name="T74">r</text:span><text:span text:style-name="T73">lo a través d</text:span><text:span text:style-name="T74">e </text:span><text:span text:style-name="T73">una s</text:span><text:span text:style-name="T74">e</text:span><text:span text:style-name="T73">ñal recibida p</text:span><text:span text:style-name="T74">ro la </text:span><text:a xlink:type="simple" xlink:href="https://es.wikipedia.org/wiki/Wake_on_LAN" office:target-frame-name="_blank" xlink:show="new" text:style-name="Internet_20_link" text:visited-style-name="Visited_20_Internet_20_Link"><text:span text:style-name="T76">WOL (Wake On Lan)</text:span></text:a></text:p>
      <text:p text:style-name="P19"><text:bookmark text:name="yui_3_17_2_1_1681369904206_31"/><text:span text:style-name="T38">Pin 16 (PW ON)</text:span><text:span text:style-name="T33">De co</text:span><text:span text:style-name="T36">lo</text:span><text:span text:style-name="T33">r verde </text:span><text:span text:style-name="T36">es</text:span><text:span text:style-name="T33"> una s</text:span><text:span text:style-name="T36">e</text:span><text:span text:style-name="T33">ñal de entrada hacia </text:span><text:span text:style-name="T36">l</text:span><text:span text:style-name="T33">a f</text:span><text:span text:style-name="T36">ue</text:span><text:span text:style-name="T33">nte que se activa </text:span><text:span text:style-name="T36">al pulsar el</text:span><text:span text:style-name="T33"> botón de encendido d</text:span><text:span text:style-name="T36">e la </text:span><text:span text:style-name="T33">ca</text:span><text:span text:style-name="T36">j</text:span><text:span text:style-name="T33">a . Coa intención de encender o apagar o ordenador. Se queremos testear </text:span><text:span text:style-name="T36">el</text:span><text:span text:style-name="T33"> funcionam</text:span><text:span text:style-name="T36">i</text:span><text:span text:style-name="T33">ento d</text:span><text:span text:style-name="T36">e u</text:span><text:span text:style-name="T33">na f</text:span><text:span text:style-name="T36">ue</text:span><text:span text:style-name="T33">nte de alimentación </text:span><text:span text:style-name="T36">h</text:span><text:span text:style-name="T33">aremos un p</text:span><text:span text:style-name="T36">uer</text:span><text:span text:style-name="T33">t</text:span><text:span text:style-name="T36">o</text:span><text:span text:style-name="T33"> <text:s/>entre este pin </text:span><text:span text:style-name="T36">y</text:span><text:span text:style-name="T33"> un pin negro (GND) co</text:span><text:span text:style-name="T36">n el</text:span><text:span text:style-name="T33"> que a f</text:span><text:span text:style-name="T37">ue</text:span><text:span text:style-name="T33">nte empezará a suministrar ener</text:span><text:span text:style-name="T37">g</text:span><text:span text:style-name="T33">ía po</text:span><text:span text:style-name="T37">r </text:span><text:span text:style-name="T33">los demás pins.</text:span></text:p>
      <text:p text:style-name="P15"><text:span text:style-name="T19">Algunas características d</text:span><text:span text:style-name="T20">e l</text:span><text:span text:style-name="T19">as f</text:span><text:span text:style-name="T20">ue</text:span><text:span text:style-name="T19">ntes de alimentación:</text:span></text:p>
      <text:p text:style-name="P14"><text:span text:style-name="T60">Tempo de Mantenimiento (miliSegundos):</text:span><text:span text:style-name="T61">É o tempo que a f</text:span><text:span text:style-name="T62">ue</text:span><text:span text:style-name="T61">nte </text:span><text:span text:style-name="T62">es </text:span><text:span text:style-name="T61">capaz de mante</text:span><text:span text:style-name="T62">ner</text:span><text:span text:style-name="T61"> </text:span><text:span text:style-name="T62">l</text:span><text:span text:style-name="T61">a tensión de sa</text:span><text:span text:style-name="T62">l</text:span><text:span text:style-name="T61">ida po</text:span><text:span text:style-name="T62">r l</text:span><text:span text:style-name="T61">os cables s</text:span><text:span text:style-name="T62">i</text:span><text:span text:style-name="T61"> se produce una per</text:span><text:span text:style-name="T62">di</text:span><text:span text:style-name="T61">da de tensión de entrada. (</text:span><text:span text:style-name="T62">Se consigue </text:span><text:span text:style-name="T61">mediante bobinas e condensadores). Este tempo debería ser superior a</text:span><text:span text:style-name="T62">l</text:span><text:span text:style-name="T61"> t</text:span><text:span text:style-name="T62">i</text:span><text:span text:style-name="T61">empo de conmutación d</text:span><text:span text:style-name="T63">el </text:span><text:span text:style-name="T91">SAI</text:span></text:p>
      <text:p text:style-name="P14"><text:soft-page-break/><text:span text:style-name="T60">Protección contra sobre tensión:</text:span><text:span text:style-name="T62">En el </text:span><text:span text:style-name="T61">caso de que una sa</text:span><text:span text:style-name="T62">l</text:span><text:span text:style-name="T61">ida te</text:span><text:span text:style-name="T62">ng</text:span><text:span text:style-name="T61">a una tensión ma</text:span><text:span text:style-name="T62">y</text:span><text:span text:style-name="T61">or a </text:span><text:span text:style-name="T62">la</text:span><text:span text:style-name="T61"> esperada </text:span><text:span text:style-name="T62">la</text:span><text:span text:style-name="T61"> f</text:span><text:span text:style-name="T62">ue</text:span><text:span text:style-name="T61">nte apagará esa sa</text:span><text:span text:style-name="T62">l</text:span><text:span text:style-name="T61">ida. </text:span></text:p>
      <text:p text:style-name="P14"><text:span text:style-name="T60">Protección contra sobre corriente:</text:span><text:span text:style-name="T61">S</text:span><text:span text:style-name="T62">i</text:span><text:span text:style-name="T61"> </text:span><text:span text:style-name="T62">l</text:span><text:span text:style-name="T61">as sa</text:span><text:span text:style-name="T62">l</text:span><text:span text:style-name="T61">idas demandan más energía d</text:span><text:span text:style-name="T62">e l</text:span><text:span text:style-name="T61">a que p</text:span><text:span text:style-name="T62">ue</text:span><text:span text:style-name="T61">de suministrar a </text:span><text:span text:style-name="T62">la </text:span><text:span text:style-name="T61">f</text:span><text:span text:style-name="T62">ue</text:span><text:span text:style-name="T61">nte, ésta se apagara.</text:span></text:p>
      <text:p text:style-name="Text_20_body"><text:span text:style-name="T5"/></text:p>
      <text:p text:style-name="P18"><text:span text:style-name="T66"/></text:p>
      <text:p text:style-name="P10"/>
      <text:p text:style-name="P6"><text:span text:style-name="T101"/></text:p>
      <text:p text:style-name="P12"><text:span text:style-name="T5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Neue-Light" svg:font-family="HelveticaNeue-Light, 'Helvetica Neue Light', 'Helvetica Neue', Helvetica, Arial, 'Lucida Grande', sans-serif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3:29:52.498869490</meta:creation-date>
    <dc:date>2023-04-13T09:46:20.717217197</dc:date>
    <meta:editing-duration>PT4H15M2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471" meta:character-count="2925" meta:non-whitespace-character-count="2477"/>
  </office:meta>
</office:document-meta>
</file>